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cb0d" officeooo:paragraph-rsid="0014cb0d"/>
    </style:style>
    <style:style style:name="P2"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14cb0d" officeooo:paragraph-rsid="0014cb0d" style:text-blinking="false" fo:background-color="transparent"/>
    </style:style>
    <style:style style:name="P3" style:family="paragraph" style:parent-style-name="Standard">
      <style:text-properties officeooo:rsid="00174317" officeooo:paragraph-rsid="00174317"/>
    </style:style>
    <style:style style:name="P4" style:family="paragraph" style:parent-style-name="Standard">
      <style:text-properties fo:font-style="italic" fo:font-weight="bold" officeooo:rsid="00174317" officeooo:paragraph-rsid="00174317" style:font-style-asian="italic" style:font-weight-asian="bold" style:font-style-complex="italic" style:font-weight-complex="bold"/>
    </style:style>
    <style:style style:name="P5" style:family="paragraph" style:parent-style-name="Standard" style:list-style-name="L1">
      <style:text-properties officeooo:rsid="0014cb0d" officeooo:paragraph-rsid="0014cb0d"/>
    </style:style>
    <style:style style:name="T1" style:family="text">
      <style:text-properties fo:background-color="#fff200"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eSat OTA Protocols</text:p>
      <text:p text:style-name="P1">http://oresat.org/pub/oresat_ota_protocols.pdf</text:p>
      <text:p text:style-name="P1">5-Dec-2019</text:p>
      <text:p text:style-name="P1"/>
      <text:p text:style-name="P4">Note:</text:p>
      <text:p text:style-name="P4">This is a preliminary document for the most part because the OreSat software development team is currently working on this aspect of the project.</text:p>
      <text:p text:style-name="P4">20-Dec-2019</text:p>
      <text:p text:style-name="P3"/>
      <text:p text:style-name="P1"/>
      <text:p text:style-name="P1"/>
      <text:list xml:id="list2622307332" text:style-name="L1">
        <text:list-item>
          <text:p text:style-name="P5">CW Telemetry Beacon Frame</text:p>
          <text:list>
            <text:list-item>
              <text:p text:style-name="P5">There is a document started describing this: &lt;link&gt;</text:p>
            </text:list-item>
          </text:list>
        </text:list-item>
        <text:list-item>
          <text:p text:style-name="P5">APRS Telemetry Beacon Frame</text:p>
        </text:list-item>
        <text:list-item>
          <text:p text:style-name="P5">Engineering Uplink (CCSDS)</text:p>
          <text:list>
            <text:list-item>
              <text:p text:style-name="P5">Authentication <text:s/><text:span text:style-name="T1">[IARU 5a5]</text:span></text:p>
            </text:list-item>
          </text:list>
        </text:list-item>
      </text:list>
      <text:p text:style-name="P2"><text:bookmark text:name="docs-internal-guid-cb9e53e8-7fff-3e29-b707-dfd99d3fc571"/>A general description of any cipher system</text:p>
      <text:p text:style-name="P1"/>
      <text:p text:style-name="P1">OreSat uses a mechanism of authentication of telecommand frames to be acted on rather than complete message encryption. Only telecommand messages that successfully pass the authentication process will be invoked by the CPU. Because only the invocation of telecommand messages need to be restricted, and there is no sensitive information in the commands themselves, this is a more optimal mechanism of protection. This means that OreSat’s ground station control will not encrypt any data up (or down) from the satellite, allowing complete transparency into what is being performed. This mechanism reduces the computational work required by the satellite’s CPU reducing power requirement. The authentication algorithms used are in the open source and are vetted by security professionals around the world providing a more safe and reliable code correctness proving process. The mechanism employed is derived from the CCSDS recommendations Security Architecture for Space Data Systems.</text:p>
      <text:p text:style-name="P1"/>
      <text:p text:style-name="P1">See:</text:p>
      <text:p text:style-name="P1"><text:a xlink:type="simple" xlink:href="http://oresat.org/pub/oresat_ota_protocols.pdf" text:style-name="Internet_20_link" text:visited-style-name="Visited_20_Internet_20_Link">http://oresat.org/pub/oresat_ota_protocols.pdf</text:a></text:p>
      <text:p text:style-name="P1">-and-</text:p>
      <text:p text:style-name="P1"><text:a xlink:type="simple" xlink:href="https://public.ccsds.org/Pubs/351x0m1.pdf" text:style-name="Internet_20_link" text:visited-style-name="Visited_20_Internet_20_Link">https://public.ccsds.org/Pubs/351x0m1.pdf</text:a></text:p>
      <text:p text:style-name="P1"/>
      <text:p text:style-name="P1"/>
      <text:list xml:id="list132050504385037" text:continue-numbering="true" text:style-name="L1">
        <text:list-item>
          <text:p text:style-name="P5">Engineering Downlink (CCSDS)</text:p>
          <text:list>
            <text:list-item>
              <text:p text:style-name="P5">Telemetry format <text:s/><text:span text:style-name="T1">[IARU 6b]</text:span></text:p>
            </text:list-item>
          </text:list>
        </text:list-item>
      </text:list>
      <text:p text:style-name="P1">Transmission formats </text:p>
      <text:p text:style-name="P1"/>
      <text:p text:style-name="P1">All over the air (OTA) protocols and formats are described in:</text:p>
      <text:p text:style-name="P1"><text:a xlink:type="simple" xlink:href="http://oresat.org/pub/oresat_ota_protocols.pdf" text:style-name="Internet_20_link" text:visited-style-name="Visited_20_Internet_20_Link">http://oresat.org/pub/oresat_ota_protocols.pdf</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1:45:49.790778807</meta:creation-date>
    <dc:date>2019-12-20T13:18:03.820785637</dc:date>
    <meta:editing-duration>PT3M41S</meta:editing-duration>
    <meta:editing-cycles>2</meta:editing-cycles>
    <meta:generator>LibreOffice/6.0.7.3$Linux_X86_64 LibreOffice_project/00m0$Build-3</meta:generator>
    <meta:document-statistic meta:table-count="0" meta:image-count="0" meta:object-count="0" meta:page-count="1" meta:paragraph-count="22" meta:word-count="237" meta:character-count="1703" meta:non-whitespace-character-count="1492"/>
  </office:meta>
</office:document-meta>
</file>